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solid" draw:fill-color="#d22b2b"/>
    </style:style>
    <style:style style:name="gr2" style:family="graphic" style:parent-style-name="standard">
      <style:graphic-properties draw:stroke="none" svg:stroke-width="0.035cm" draw:stroke-linejoin="miter" draw:fill="solid" draw:fill-color="#2e3436"/>
    </style:style>
    <style:style style:name="P1" style:family="paragraph">
      <loext:graphic-properties draw:fill="solid" draw:fill-color="#d22b2b"/>
    </style:style>
    <style:style style:name="P2" style:family="paragraph">
      <loext:graphic-properties draw:fill="solid" draw:fill-color="#2e3436"/>
    </style:style>
  </office:automatic-styles>
  <office:body>
    <office:drawing>
      <draw:page draw:name="page1" draw:style-name="dp1" draw:master-page-name="Default">
        <draw:path draw:style-name="gr1" draw:text-style-name="P1" draw:layer="layout" svg:width="0.381cm" svg:height="0.371cm" svg:x="0.239cm" svg:y="0.246cm" svg:viewBox="0 0 382 372" svg:d="M382 317l-101-95c12-22 19-46 19-72 0-83-67-150-150-150s-150 67-150 150 67 150 150 150c29 0 56-9 79-23l101 95c16-20 33-38 52-55z">
          <text:p/>
        </draw:path>
        <draw:path draw:style-name="gr1" draw:text-style-name="P1" draw:layer="layout" svg:width="0.39cm" svg:height="0.518cm" svg:x="0.982cm" svg:y="0.032cm" svg:viewBox="0 0 391 519" svg:d="M65 519l134-226c13 4 27 7 41 7 83 0 151-67 151-150s-68-150-151-150c-82 0-149 67-149 150 0 41 16 78 43 105l-134 226c23 10 45 23 65 38z">
          <text:p/>
        </draw:path>
        <draw:path draw:style-name="gr1" draw:text-style-name="P1" draw:layer="layout" svg:width="0.483cm" svg:height="0.299cm" svg:x="1.175cm" svg:y="0.739cm" svg:viewBox="0 0 484 300" svg:d="M334 0c-64 0-119 41-140 98l-187-18c0 1 1 3 1 4 0 24-3 48-8 71l187 18c11 72 72 127 147 127 83 0 150-67 150-150s-67-150-150-150z">
          <text:p/>
        </draw:path>
        <draw:path draw:style-name="gr1" draw:text-style-name="P1" draw:layer="layout" svg:width="0.299cm" svg:height="0.481cm" svg:x="0.841cm" svg:y="1.145cm" svg:viewBox="0 0 300 482" svg:d="M155 182l-42-182c-24 8-48 14-74 17l42 182c-48 25-81 75-81 133 0 83 67 150 150 150s150-68 150-150-65-147-145-150z">
          <text:p/>
        </draw:path>
        <draw:path draw:style-name="gr1" draw:text-style-name="P1" draw:layer="layout" svg:width="0.531cm" svg:height="0.309cm" svg:x="0cm" svg:y="0.895cm" svg:viewBox="0 0 532 310" svg:d="M507 0l-232 78c-27-41-73-68-125-68-83 0-150 67-150 150s67 150 150 150 150-67 150-150c0-4-1-7-1-10l233-78c-11-23-19-47-25-72z">
          <text:p/>
        </draw:path>
        <draw:path draw:style-name="gr2" draw:text-style-name="P2" draw:layer="layout" svg:width="0.513cm" svg:height="0.513cm" svg:x="0.584cm" svg:y="0.566cm" svg:viewBox="0 0 514 514" svg:d="M514 257c0 47-11 88-34 129-24 40-54 70-94 94-41 23-82 34-129 34s-88-11-128-34c-41-24-71-54-95-94-23-41-34-82-34-129s11-88 34-128c24-41 54-71 95-95 40-23 81-34 128-34s88 11 129 34c40 24 70 54 94 95 23 40 34 81 34 128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58cm" fo:page-height="1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7-31T06:05:17.320177879</dc:date>
    <meta:editing-duration>PT10M38S</meta:editing-duration>
    <meta:editing-cycles>4</meta:editing-cycles>
    <meta:generator>LibreOffice/5.3.1.2$Linux_X86_64 LibreOffice_project/30m0$Build-2</meta:generator>
    <meta:document-statistic meta:object-count="6"/>
  </office:meta>
</office:document-meta>
</file>